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5.977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54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92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3.56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29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Times New Roman" style:font-name-complex="Times New Roman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1.524cm" svg:x="7.539cm" svg:y="7.477cm">
          <text:p><text:span text:style-name="T1"><text:s text:c="5"/></text:span><text:span text:style-name="T1">Pr</text:span><text:span text:style-name="T1">oj</text:span><text:span text:style-name="T1">ec</text:span><text:span text:style-name="T1">t </text:span><text:span text:style-name="T1">M</text:span><text:span text:style-name="T1">an</text:span><text:span text:style-name="T1">ag</text:span><text:span text:style-name="T1">e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714cm" svg:y1="9.001cm" svg:x2="10.714cm" svg:y2="11.033cm">
          <text:p/>
        </draw:line>
        <draw:line draw:style-name="gr2" draw:text-style-name="P2" draw:layer="layout" svg:x1="4.237cm" svg:y1="11.033cm" svg:x2="10.714cm" svg:y2="11.033cm">
          <text:p/>
        </draw:line>
        <draw:line draw:style-name="gr2" draw:text-style-name="P2" draw:layer="layout" svg:x1="16.683cm" svg:y1="11.033cm" svg:x2="10.715cm" svg:y2="11.033cm">
          <text:p/>
        </draw:line>
        <draw:line draw:style-name="gr2" draw:text-style-name="P2" draw:layer="layout" svg:x1="4.238cm" svg:y1="11.033cm" svg:x2="4.237cm" svg:y2="12.176cm">
          <text:p/>
        </draw:line>
        <draw:custom-shape draw:style-name="gr3" draw:text-style-name="P3" draw:layer="layout" svg:width="3.048cm" svg:height="1.524cm" svg:x="1.697cm" svg:y="12.176cm">
          <text:p><text:span text:style-name="T1"><text:s/></text:span><text:span text:style-name="T1">Analys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666cm" svg:y1="11.033cm" svg:x2="6.665cm" svg:y2="12.176cm">
          <text:p/>
        </draw:line>
        <draw:custom-shape draw:style-name="gr3" draw:text-style-name="P3" draw:layer="layout" svg:width="3.048cm" svg:height="1.524cm" svg:x="5.361cm" svg:y="12.176cm">
          <text:p><text:span text:style-name="T1"><text:s/></text:span><text:span text:style-name="T1">Design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29cm" svg:height="1.524cm" svg:x="8.844cm" svg:y="12.176cm">
          <text:p><text:span text:style-name="T1"><text:s/></text:span><text:span text:style-name="T1">Develop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524cm" svg:x="16.113cm" svg:y="12.176cm">
          <text:p><text:span text:style-name="T1">Representativ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715cm" svg:y1="11.033cm" svg:x2="10.714cm" svg:y2="12.176cm">
          <text:p/>
        </draw:line>
        <draw:line draw:style-name="gr2" draw:text-style-name="P2" draw:layer="layout" svg:x1="16.683cm" svg:y1="11.033cm" svg:x2="16.682cm" svg:y2="12.176cm">
          <text:p/>
        </draw:line>
        <draw:custom-shape draw:style-name="gr6" draw:text-style-name="P3" draw:layer="layout" svg:width="2.794cm" svg:height="1.524cm" svg:x="12.746cm" svg:y="12.176cm">
          <text:p><text:span text:style-name="T1"><text:s text:c="3"/></text:span><text:span text:style-name="T1">Teste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984cm" svg:y1="11.034cm" svg:x2="13.983cm" svg:y2="12.1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Contents_20_1" style:display-name="Contents 1" style:family="graphic">
      <style:paragraph-properties fo:margin-top="0.374cm" fo:margin-bottom="0.374cm" fo:text-align="center" style:text-autospace="none">
        <style:tab-stops>
          <style:tab-stop style:position="26.85cm" style:type="right" style:leader-style="dotted" style:leader-text="."/>
        </style:tab-stops>
      </style:paragraph-properties>
      <style:text-properties fo:text-transform="uppercase" fo:color="#000000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style:use-window-font-color="true" style:font-name="Liberation Sans2" fo:font-family="'Liberation Sans', Arial" style:font-family-generic="swiss" style:font-pitch="variable" fo:font-size="18pt" fo:language="en" fo:country="US" fo:font-weight="bold" style:letter-kerning="true" style:font-name-asian="Lohit Devanagari1" style:font-family-asian="'Lohit Devanagari'" style:font-pitch-asian="variable" style:font-size-asian="18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4pt" fo:language="en" fo:country="US" fo:font-weight="bold" style:letter-kerning="true" style:font-name-asian="Lohit Devanagari1" style:font-family-asian="'Lohit Devanagari'" style:font-pitch-asian="variable" style:font-size-asian="14pt" style:language-asian="hi" style:country-asian="IN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  <style:text-properties fo:font-weight="normal" style:font-weight-asian="normal" style:font-weight-complex="normal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fo:font-variant="normal" fo:text-transform="none" style:font-name="Times New Roman" fo:font-family="'Times New Roman'" style:font-family-generic="roman" style:font-pitch="variable" fo:font-size="12pt" fo:letter-spacing="normal" fo:font-style="normal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style-complex="normal" style:font-weight-complex="norma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Header" style:family="graphic">
      <style:paragraph-properties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orizontal_20_Line" style:display-name="Horizontal Line" style:family="graphic">
      <style:paragraph-properties fo:margin-top="0cm" fo:margin-bottom="0.88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6pt" fo:language="en" fo:country="US" style:letter-kerning="true" style:font-name-asian="Lohit Devanagari1" style:font-family-asian="'Lohit Devanagari'" style:font-pitch-asian="variable" style:font-size-asian="6pt" style:language-asian="hi" style:country-asian="IN"/>
    </style:style>
    <style:style style:name="Footer" style:family="graphic">
      <style:paragraph-properties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Contents_20_2" style:display-name="Contents 2" style:family="graphic">
      <style:paragraph-properties fo:margin-left="0.746cm" fo:margin-right="0cm" fo:text-align="start" fo:text-indent="0cm" style:text-autospace="none"/>
      <style:text-properties fo:font-variant="small-caps" fo:color="#000000" style:font-name="Liberation Serif1" fo:font-family="'Liberation Serif', 'Times New Roman'" style:font-family-generic="roman" style:font-pitch="variable" fo:font-size="10pt" fo:language="en" fo:country="US" style:letter-kerning="true" style:font-name-asian="Lohit Devanagari1" style:font-family-asian="'Lohit Devanagari'" style:font-pitch-asian="variable" style:font-size-asian="10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weight="bold" style:letter-kerning="true" style:font-name-asian="Lohit Devanagari1" style:font-family-asian="'Lohit Devanagari'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3:44:26.303789370</meta:creation-date>
    <meta:generator>LibreOffice/6.2.2.2$Linux_X86_64 LibreOffice_project/20$Build-2</meta:generator>
    <dc:date>2019-05-07T12:03:50.581818388</dc:date>
    <meta:editing-duration>PT11M37S</meta:editing-duration>
    <meta:editing-cycles>3</meta:editing-cycles>
    <meta:document-statistic meta:object-count="14"/>
  </office:meta>
</office:document-meta>
</file>